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Engin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table:number-columns-repeated="4"/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table:number-columns-repeated="18"/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/>
          <table:table-cell table:style-name="ce13" office:value-type="string">
            <text:p>Potion of Liquid Form</text:p>
          </table:table-cell>
          <table:table-cell table:style-name="ce13" table:number-columns-repeated="8"/>
          <table:table-cell table:style-name="ce13" office:value-type="string">
            <text:p>Essence of Mutation</text:p>
          </table:table-cell>
          <table:table-cell table:style-name="ce13" table:number-columns-repeated="17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1">10/01/2025</text:date>, <text:time>21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1T21:38:41.35</dc:date>
    <meta:editing-duration>P26DT19H11M7S</meta:editing-duration>
    <meta:editing-cycles>85</meta:editing-cycles>
    <meta:generator>OpenOffice/4.1.14$Win32 OpenOffice.org_project/4114m1$Build-9811</meta:generator>
    <meta:document-statistic meta:table-count="2" meta:cell-count="925" meta:object-count="0"/>
  </office:meta>
</office:document-meta>
</file>